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solid" draw:fill-color="#e6e6e6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2" style:family="graphic" style:parent-style-name="standard">
      <style:graphic-properties svg:stroke-width="0.1cm" draw:marker-start-width="0.35cm" draw:marker-end-width="0.35cm" draw:fill="solid" draw:fill-color="#99ccff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3" style:family="graphic" style:parent-style-name="standard">
      <style:graphic-properties svg:stroke-width="0.1cm" draw:marker-start-width="0.35cm" draw:marker-end-width="0.35cm" draw:fill="solid" draw:fill-color="#dc2300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4" style:family="graphic" style:parent-style-name="standard">
      <style:graphic-properties svg:stroke-width="0.1cm" draw:marker-start-width="0.35cm" draw:marker-end-width="0.35cm" draw:fill="solid" draw:fill-color="#804c19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5" style:family="graphic" style:parent-style-name="standard">
      <style:graphic-properties svg:stroke-width="0.1cm" draw:marker-start-width="0.35cm" draw:marker-end-width="0.35cm" draw:fill="solid" draw:fill-color="#355e00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6" style:family="graphic" style:parent-style-name="standard">
      <style:graphic-properties svg:stroke-width="0.1cm" draw:marker-start-width="0.35cm" draw:marker-end-width="0.35cm" draw:fill-color="#e6e6e6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7" style:family="graphic" style:parent-style-name="standard">
      <style:graphic-properties svg:stroke-width="0.1cm" draw:marker-start-width="0.35cm" draw:marker-end-width="0.35cm" draw:fill-color="#dc2300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8" style:family="graphic" style:parent-style-name="standard">
      <style:graphic-properties svg:stroke-width="0.1cm" draw:marker-start-width="0.35cm" draw:marker-end-width="0.35cm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9" style:family="graphic" style:parent-style-name="standard">
      <style:graphic-properties svg:stroke-width="0.1cm" draw:marker-start-width="0.35cm" draw:marker-end-width="0.35cm" draw:fill="gradient" draw:fill-color="#e6e6e6" draw:fill-gradient-name="Gradient_20_7" draw:opacity="70%" draw:textarea-horizontal-align="center" draw:textarea-vertical-align="middle" fo:padding-top="0.175cm" fo:padding-bottom="0.175cm" fo:padding-left="0.3cm" fo:padding-right="0.3cm" draw:shadow-opacity="70%"/>
    </style:style>
    <style:style style:name="gr10" style:family="graphic" style:parent-style-name="standard">
      <style:graphic-properties svg:stroke-width="0.1cm" draw:marker-start-width="0.35cm" draw:marker-end-width="0.35cm" draw:fill="gradient" draw:fill-color="#e6e6e6" draw:fill-gradient-name="Gradient_20_8" draw:opacity="70%" draw:textarea-horizontal-align="center" draw:textarea-vertical-align="middle" fo:padding-top="0.175cm" fo:padding-bottom="0.175cm" fo:padding-left="0.3cm" fo:padding-right="0.3cm" draw:shadow-opacity="70%"/>
    </style:style>
    <style:style style:name="gr11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cm" draw:shadow="hidden"/>
    </style:style>
    <style:style style:name="gr12" style:family="graphic" style:parent-style-name="standard">
      <style:graphic-properties draw:stroke="none" svg:stroke-color="#808080" draw:fill="solid" draw:fill-color="#000000" draw:textarea-horizontal-align="center" draw:textarea-vertical-align="middle" draw:auto-grow-height="true" draw:auto-grow-width="false" fo:max-height="0cm" fo:min-height="0cm" draw:shadow="hidden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1cm" draw:marker-start-width="0.35cm" draw:marker-end-width="0.35cm" draw:fill-color="#e6e6e6" draw:opacity="100%" draw:textarea-horizontal-align="center" draw:textarea-vertical-align="middle" fo:min-height="1.398cm" fo:min-width="3.646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svg:stroke-width="0.1cm" draw:marker-start-width="0.35cm" draw:marker-end-width="0.35cm" draw:fill-color="#dc2300" draw:opacity="100%" draw:textarea-horizontal-align="center" draw:textarea-vertical-align="middle" fo:min-height="1.398cm" fo:min-width="3.646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svg:stroke-width="0.1cm" draw:marker-start-width="0.35cm" draw:marker-end-width="0.35cm" draw:opacity="100%" draw:textarea-horizontal-align="center" draw:textarea-vertical-align="middle" fo:min-height="1.398cm" fo:min-width="3.646cm" fo:padding-top="0.175cm" fo:padding-bottom="0.175cm" fo:padding-left="0.3cm" fo:padding-right="0.3cm" draw:shadow-opacity="100%"/>
    </style:style>
    <style:style style:name="gr17" style:family="graphic" style:parent-style-name="standard">
      <style:graphic-properties svg:stroke-width="0.1cm" draw:marker-start-width="0.35cm" draw:marker-end-width="0.35cm" draw:fill="gradient" draw:fill-color="#e6e6e6" draw:fill-gradient-name="Gradient_20_7" draw:opacity="70%" draw:textarea-horizontal-align="center" draw:textarea-vertical-align="middle" fo:min-height="1.826cm" fo:min-width="7.79cm" fo:padding-top="0.175cm" fo:padding-bottom="0.175cm" fo:padding-left="0.3cm" fo:padding-right="0.3cm" draw:shadow-opacity="70%"/>
    </style:style>
    <style:style style:name="gr18" style:family="graphic" style:parent-style-name="standard">
      <style:graphic-properties svg:stroke-width="0.1cm" draw:marker-start-width="0.35cm" draw:marker-end-width="0.35cm" draw:fill="gradient" draw:fill-color="#e6e6e6" draw:fill-gradient-name="Gradient_20_8" draw:opacity="70%" draw:textarea-horizontal-align="center" draw:textarea-vertical-align="middle" fo:min-height="1.826cm" fo:min-width="7.79cm" fo:padding-top="0.175cm" fo:padding-bottom="0.175cm" fo:padding-left="0.3cm" fo:padding-right="0.3cm" draw:shadow-opacity="70%"/>
    </style:style>
    <style:style style:name="gr19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0cm" fo:min-width="2cm" draw:shadow="hidden"/>
    </style:style>
    <style:style style:name="gr2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21" style:family="graphic" style:parent-style-name="standard">
      <style:graphic-properties svg:stroke-width="0.1cm" draw:marker-start-width="0.35cm" draw:marker-end-width="0.35cm" draw:fill="solid" draw:fill-color="#804c19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22" style:family="graphic" style:parent-style-name="standard">
      <style:graphic-properties svg:stroke-width="0.1cm" draw:marker-start-width="0.35cm" draw:marker-end-width="0.35cm" draw:fill="solid" draw:fill-color="#ffff99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23" style:family="graphic" style:parent-style-name="standard">
      <style:graphic-properties svg:stroke-width="0.1cm" draw:marker-start-width="0.35cm" draw:marker-end-width="0.35cm" draw:fill="solid" draw:fill-color="#000000" draw:opacity="100%" draw:textarea-horizontal-align="center" draw:textarea-vertical-align="middle" fo:padding-top="0.175cm" fo:padding-bottom="0.175cm" fo:padding-left="0.3cm" fo:padding-right="0.3cm" draw:shadow-opacity="100%"/>
    </style:style>
    <style:style style:name="gr24" style:family="graphic" style:parent-style-name="standard">
      <style:graphic-properties svg:stroke-width="0cm" draw:marker-start-width="0.2cm" draw:marker-end-width="0.2cm" draw:fill-color="#dc2300" draw:textarea-horizontal-align="right" draw:textarea-vertical-align="bottom" fo:padding-top="0.125cm" fo:padding-bottom="0.125cm" fo:padding-left="0.25cm" fo:padding-right="0.25cm"/>
    </style:style>
    <style:style style:name="gr25" style:family="graphic" style:parent-style-name="standard">
      <style:graphic-properties svg:stroke-width="0cm" draw:marker-start-width="0.2cm" draw:marker-end-width="0.2cm" draw:fill-color="#e6e6e6" draw:textarea-horizontal-align="center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marker-start-width="0.2cm" draw:marker-end-width="0.2cm" draw:fill-color="#804c19" draw:textarea-horizontal-align="center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svg:stroke-width="0cm" draw:marker-start-width="0.2cm" draw:marker-end-width="0.2cm" draw:fill-color="#355e00" draw:opacity="100%" draw:textarea-horizontal-align="center" draw:textarea-vertical-align="middle" fo:padding-top="0.125cm" fo:padding-bottom="0.125cm" fo:padding-left="0.25cm" fo:padding-right="0.25cm" draw:shadow-opacity="100%"/>
    </style:style>
    <style:style style:name="gr29" style:family="graphic" style:parent-style-name="standard">
      <style:graphic-properties svg:stroke-width="0cm" draw:marker-start-width="0.2cm" draw:marker-end-width="0.2cm" draw:fill-color="#ffff99" draw:opacity="100%" draw:textarea-horizontal-align="center" draw:textarea-vertical-align="middle" draw:shadow-opacity="100%"/>
    </style:style>
    <style:style style:name="gr30" style:family="graphic" style:parent-style-name="standard">
      <style:graphic-properties svg:stroke-width="0cm" draw:marker-start-width="0.2cm" draw:marker-end-width="0.2cm" draw:fill-color="#000000" draw:opacity="100%" draw:textarea-horizontal-align="center" draw:textarea-vertical-align="middle" draw:shadow-opacity="100%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0cm"/>
    </style:style>
    <style:style style:name="gr32" style:family="graphic" style:parent-style-name="standard">
      <style:graphic-properties svg:stroke-width="0.1cm" svg:stroke-color="#808080" draw:marker-start="Square" draw:marker-start-width="0.25cm" draw:marker-start-center="true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normal" style:font-style-asian="normal" style:font-style-complex="normal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b3b3b3"/>
    </style:style>
    <style:style style:name="P7" style:family="paragraph">
      <style:paragraph-properties fo:text-align="center"/>
      <style:text-properties fo:color="#b3b3b3" fo:font-size="18pt"/>
    </style:style>
    <style:style style:name="P8" style:family="paragraph">
      <style:paragraph-properties fo:text-align="center"/>
      <style:text-properties fo:color="#e6e6e6"/>
    </style:style>
    <style:style style:name="T1" style:family="text">
      <style:text-properties fo:font-size="18pt"/>
    </style:style>
    <style:style style:name="T2" style:family="text">
      <style:text-properties fo:color="#b3b3b3" fo:font-size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lemente der Magie" draw:style-name="dp1" draw:master-page-name="Standard">
        <draw:rect draw:style-name="gr1" draw:text-style-name="P1" draw:layer="layout" svg:width="5cm" svg:height="5cm" svg:x="14cm" svg:y="5.5cm">
          <text:p text:style-name="P1">Luft</text:p>
        </draw:rect>
        <draw:rect draw:style-name="gr2" draw:text-style-name="P1" draw:layer="layout" svg:width="5cm" svg:height="5cm" svg:x="9cm" svg:y="5.5cm">
          <text:p text:style-name="P1">Wasser</text:p>
        </draw:rect>
        <draw:rect draw:style-name="gr3" draw:text-style-name="P1" draw:layer="layout" svg:width="5cm" svg:height="5cm" svg:x="14cm" svg:y="10.5cm">
          <text:p text:style-name="P1">Feuer</text:p>
        </draw:rect>
        <draw:rect draw:style-name="gr4" draw:text-style-name="P1" draw:layer="layout" svg:width="5cm" svg:height="5cm" svg:x="9cm" svg:y="10.5cm">
          <text:p text:style-name="P1">Erde</text:p>
        </draw:rect>
        <draw:rect draw:style-name="gr5" draw:text-style-name="P1" draw:layer="layout" svg:width="5cm" svg:height="5cm" svg:x="2cm" svg:y="8cm">
          <text:p text:style-name="P1">Natur</text:p>
        </draw:rect>
        <draw:custom-shape draw:style-name="gr6" draw:text-style-name="P1" draw:layer="layout" svg:width="8.5cm" svg:height="3.5cm" draw:transform="rotate (1.5707963267946) translate (19cm 10.5cm)">
          <text:p/>
          <draw:enhanced-geometry svg:viewBox="0 0 21600 21600" draw:mirror-vertical="true" draw:glue-points="?f6 0 10800 ?f8 ?f11 10800 ?f9 21600 10800 ?f10 ?f5 10800" draw:text-areas="?f3 ?f3 ?f4 ?f4" draw:type="parallelogram" draw:modifiers="8773.65015880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8.5cm" svg:height="3.5cm" draw:transform="rotate (1.5707963267946) translate (19cm 15.5cm)">
          <text:p/>
          <draw:enhanced-geometry svg:viewBox="0 0 21600 21600" draw:mirror-vertical="true" draw:glue-points="?f6 0 10800 ?f8 ?f11 10800 ?f9 21600 10800 ?f10 ?f5 10800" draw:text-areas="?f3 ?f3 ?f4 ?f4" draw:type="parallelogram" draw:modifiers="8773.65015880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8.5cm" svg:height="3.5cm" draw:transform="rotate (3.1415926535892) translate (22.5cm 5.5cm)">
          <text:p/>
          <draw:enhanced-geometry svg:viewBox="0 0 21600 21600" draw:mirror-vertical="false" draw:glue-points="?f6 0 10800 ?f8 ?f11 10800 ?f9 21600 10800 ?f10 ?f5 10800" draw:text-areas="?f3 ?f3 ?f4 ?f4" draw:type="parallelogram" draw:modifiers="8773.65015880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8.5cm" svg:height="3.5cm" draw:transform="rotate (3.1415926535892) translate (17.5cm 5.5cm)">
          <text:p/>
          <draw:enhanced-geometry svg:viewBox="0 0 21600 21600" draw:mirror-vertical="false" draw:glue-points="?f6 0 10800 ?f8 ?f11 10800 ?f9 21600 10800 ?f10 ?f5 10800" draw:text-areas="?f3 ?f3 ?f4 ?f4" draw:type="parallelogram" draw:modifiers="8773.65015880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draw:layer="layout" svg:width="13.5cm" svg:height="3.5cm" draw:transform="rotate (1.5707963267946) translate (19cm 15.5cm)">
          <text:p/>
          <draw:enhanced-geometry svg:viewBox="0 0 21600 21600" draw:mirror-vertical="true" draw:glue-points="?f6 0 10800 ?f8 ?f11 10800 ?f9 21600 10800 ?f10 ?f5 10800" draw:text-areas="?f3 ?f3 ?f4 ?f4" draw:type="parallelogram" draw:modifiers="5610.784386341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13.5cm" svg:height="3.5cm" svg:x="9cm" svg:y="2cm">
          <text:p/>
          <draw:enhanced-geometry svg:viewBox="0 0 21600 21600" draw:mirror-vertical="false" draw:glue-points="?f6 0 10800 ?f8 ?f11 10800 ?f9 21600 10800 ?f10 ?f5 10800" draw:text-areas="?f3 ?f3 ?f4 ?f4" draw:type="parallelogram" draw:modifiers="5610.7843863417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polygon draw:style-name="gr11" draw:text-style-name="P2" draw:layer="layout" svg:width="0.433cm" svg:height="0.492cm" draw:transform="skewX (0.7853981633973) translate (13.679854280562cm 4.82848516897914cm)" svg:viewBox="0 0 434 493" draw:points="0,10150 0,9657 92,9657 92,10091 434,10091 434,10150">
            <text:p/>
          </draw:polygon>
          <draw:path draw:style-name="gr11" draw:text-style-name="P2" draw:layer="layout" svg:width="0.085cm" svg:height="0.492cm" draw:transform="skewX (0.7853981633973) translate (14.2099643723051cm 4.82848516897914cm)" svg:viewBox="0 0 86 493" svg:d="m0 9726v-69h86v69zm-86 424v-358h86v358z">
            <text:p/>
          </draw:path>
          <draw:path draw:style-name="gr11" draw:text-style-name="P2" draw:layer="layout" svg:width="0.439cm" svg:height="0.372cm" draw:transform="skewX (0.7853981633973) translate (14.2705767922463cm 4.9563222903224cm)" svg:viewBox="0 0 440 373" svg:d="m355 10147 85 7c-9 41-33 73-71 97s-84 34-139 34c-69 0-125-16-167-48s-63-77-63-137c0-38 9-72 27-101s46-50 83-65 77-21 120-21c55 0 100 10 135 29s57 48 67 84l-83 8c-8-24-22-42-42-54s-45-18-73-18c-44 0-79 11-106 33s-41 56-41 104c0 47 13 82 39 104s60 32 102 32c34 0 62-7 85-21s36-37 42-67z">
            <text:p/>
          </draw:path>
          <draw:path draw:style-name="gr11" draw:text-style-name="P2" draw:layer="layout" svg:width="0.408cm" svg:height="0.492cm" draw:transform="skewX (0.7853981633973) translate (14.9116707943235cm 4.82848516897914cm)" svg:viewBox="0 0 409 493" svg:d="m0 10150v-493h86v177c39-33 89-49 150-49 37 0 69 5 97 15s47 25 58 44 18 45 18 80v226h-86v-226c0-31-9-53-27-67s-45-20-78-20c-25 0-49 4-71 14s-38 22-47 38-14 37-14 66v195z">
            <text:p/>
          </draw:path>
          <draw:path draw:style-name="gr11" draw:text-style-name="P2" draw:layer="layout" svg:width="0.246cm" svg:height="0.485cm" draw:transform="skewX (0.7853981633973) translate (15.3896141144082cm 4.83928496816057cm)" svg:viewBox="0 0 247 486" svg:d="m236 10106 11 54c-24 3-46 5-65 5-31 0-55-3-73-10-17-7-29-17-36-28s-10-35-10-71v-206h-63v-47h63v-88l86-36v124h87v47h-87v209c0 17 1 29 4 34s8 8 15 11 17 5 30 5c9 0 22-1 38-3z">
            <text:p/>
          </draw:path>
        </draw:g>
        <draw:g>
          <draw:path draw:style-name="gr12" draw:text-style-name="P1" draw:layer="layout" svg:width="0.532cm" svg:height="0.491cm" draw:transform="skewX (0.7853981633973) translate (15.5159978035272cm 2.17893012440063cm)" svg:viewBox="0 0 533 492" svg:d="m0 4689 84-5c4 24 13 43 28 58s37 28 67 37 65 15 103 15c33 0 63-4 89-11s45-17 58-30 19-26 19-40c0-15-7-28-19-39s-33-21-61-28c-18-5-57-13-119-23s-104-21-129-30c-32-12-56-27-71-44s-24-38-24-60c0-24 10-46 29-67s47-37 84-48 78-16 123-16c50 0 93 6 131 17s67 28 88 50 31 47 33 75l-86 4c-5-30-20-52-46-67s-65-23-117-23c-53 0-92 7-117 21s-36 31-36 51c0 17 8 31 26 42 17 11 61 22 133 33s121 22 148 31c40 12 69 29 87 48s28 42 28 68c0 25-10 49-30 71s-50 40-88 52c-38 13-82 19-129 19-61 0-112-6-153-19-41-12-73-31-96-56s-36-54-37-86z">
            <text:p/>
          </draw:path>
          <draw:path draw:style-name="gr12" draw:text-style-name="P1" draw:layer="layout" svg:width="0.423cm" svg:height="0.358cm" draw:transform="skewX (0.784001899995705) translate (16.0029186934212cm 2.31056665163108cm)" svg:viewBox="0 0 424 359" svg:d="m343 4847 81 7c-9 40-32 71-68 93s-82 34-135 34c-67 0-120-16-161-47s-60-74-60-132c0-37 9-69 26-97s45-49 80-63 75-21 117-21c53 0 96 10 129 29s55 46 65 81l-80 7c-8-23-21-40-41-51s-43-18-70-18c-42 0-76 11-102 32s-40 54-40 100c0 46 13 79 38 100s57 31 98 31c32 0 59-7 81-21s36-35 42-64z">
            <text:p/>
          </draw:path>
          <draw:path draw:style-name="gr12" draw:text-style-name="P1" draw:layer="layout" svg:width="0.393cm" svg:height="0.474cm" draw:transform="skewX (0.7853981633973) translate (16.6216579468007cm 2.18728799914512cm)" svg:viewBox="0 0 394 475" svg:d="m0 4850v-475h83v170c38-31 86-47 144-47 36 0 67 5 94 15s45 24 56 42 17 43 17 77v218h-82v-218c0-30-9-51-27-64s-42-20-75-20c-24 0-47 4-68 13s-37 22-46 37-13 36-13 64v188z">
            <text:p/>
          </draw:path>
          <draw:path draw:style-name="gr12" draw:text-style-name="P1" draw:layer="layout" svg:width="0.446cm" svg:height="0.358cm" draw:transform="skewX (0.784001899995705) translate (16.9881733674858cm 2.31056665163109cm)" svg:viewBox="0 0 447 359" svg:d="m346 4930c-30 19-59 32-87 39-29 8-59 12-92 12-54 0-95-10-124-28s-43-42-43-71c0-17 6-32 16-46s26-25 43-33 38-15 60-19c17-3 41-6 74-9 67-6 116-12 148-20 1-8 1-13 1-15 0-24-8-41-23-51-21-13-53-20-94-20-39 0-68 5-86 14s-32 27-41 51l-83-7c8-25 20-44 37-59s41-27 73-35 68-12 110-12c42 0 75 4 101 10s45 16 57 26 21 24 26 40c3 10 4 28 4 54v77c0 54 1 89 4 103s10 29 20 42h-84c-9-12-15-26-17-43zm-4-129c-31 8-76 16-136 22-35 3-59 7-73 11s-25 11-33 19-11 17-11 28c0 15 8 28 25 38s41 16 73 16c32 0 61-5 86-15s43-23 54-40c9-13 14-33 14-58z">
            <text:p/>
          </draw:path>
          <draw:path draw:style-name="gr12" draw:text-style-name="P1" draw:layer="layout" svg:width="0.236cm" svg:height="0.468cm" draw:transform="skewX (0.784350965846104) translate (17.6022852142632cm 2.19770269462806cm)" svg:viewBox="0 0 237 469" svg:d="m227 4808 10 51c-23 4-44 6-62 6-30 0-54-4-70-11-17-6-28-15-35-26s-10-34-10-69l1-198h-61v-45h61v-86l83-35-1 121h85v45h-85v201c0 17 1 28 4 33s8 8 15 11 16 4 28 4c10 0 22-1 37-2z">
            <text:p/>
          </draw:path>
          <draw:path draw:style-name="gr12" draw:text-style-name="P1" draw:layer="layout" svg:width="0.237cm" svg:height="0.468cm" draw:transform="skewX (0.7853981633973) translate (17.8641441522187cm 2.19770269462806cm)" svg:viewBox="0 0 238 469" svg:d="m228 4808 10 51c-23 4-44 6-63 6-30 0-53-4-69-11-17-6-29-15-35-26s-10-34-10-69v-198h-61v-45h61v-86l82-35v121h85v45h-85v201c0 17 2 28 5 33s7 8 14 11 16 4 29 4c9 0 21-1 37-2z">
            <text:p/>
          </draw:path>
          <draw:path draw:style-name="gr12" draw:text-style-name="P1" draw:layer="layout" svg:width="0.448cm" svg:height="0.358cm" draw:transform="skewX (0.784001899995705) translate (18.032968271452cm 2.31056665163108cm)" svg:viewBox="0 0 449 359" svg:d="m361 4862 85 8c-13 35-38 62-75 81s-83 30-139 30c-72 0-128-16-170-47s-62-74-62-130c0-58 21-103 64-135s97-48 164-48c65 0 118 16 160 47s61 75 61 132c0 3 0 9 0 15h-365c3 38 18 67 46 87s61 30 102 30c30 0 56-5 78-16s38-29 51-54zm-272-95h273c-4-28-14-50-31-64-26-23-61-34-103-34-38 0-70 9-96 27s-40 42-43 71z">
            <text:p/>
          </draw:path>
          <draw:path draw:style-name="gr12" draw:text-style-name="P1" draw:layer="layout" svg:width="0.393cm" svg:height="0.351cm" draw:transform="skewX (0.7853981633973) translate (18.581622537558cm 2.31056665163108cm)" svg:viewBox="0 0 394 352" svg:d="m0 4973v-345h74v49c36-37 87-56 154-56 30 0 57 4 81 11s43 18 55 30 21 26 26 43c3 11 4 29 4 57v211h-82v-210c0-23-3-41-10-53s-17-21-34-28-35-11-57-11c-35 0-65 8-90 24s-38 46-38 90v188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Ursprung der Magie" draw:style-name="dp1" draw:master-page-name="Standard">
        <draw:rect draw:style-name="gr5" draw:text-style-name="P3" draw:layer="layout" svg:width="5cm" svg:height="5cm" svg:x="2cm" svg:y="8cm">
          <text:p text:style-name="P1"><text:span text:style-name="T1">???</text:span></text:p>
        </draw:rect>
        <draw:g>
          <draw:rect draw:style-name="gr1" draw:text-style-name="P3" draw:layer="layout" svg:width="5cm" svg:height="5cm" svg:x="14cm" svg:y="5.5cm">
            <text:p text:style-name="P1"><text:span text:style-name="T1">Lebensfreude</text:span></text:p>
          </draw:rect>
          <draw:rect draw:style-name="gr2" draw:text-style-name="P3" draw:layer="layout" svg:width="5cm" svg:height="5cm" svg:x="9cm" svg:y="5.5cm">
            <text:p text:style-name="P1"><text:span text:style-name="T1">Gelassenheit</text:span></text:p>
          </draw:rect>
          <draw:rect draw:style-name="gr3" draw:text-style-name="P3" draw:layer="layout" svg:width="5cm" svg:height="5cm" svg:x="14cm" svg:y="10.5cm">
            <text:p text:style-name="P1"><text:span text:style-name="T1">Temperament</text:span></text:p>
          </draw:rect>
          <draw:rect draw:style-name="gr4" draw:text-style-name="P3" draw:layer="layout" svg:width="5cm" svg:height="5cm" svg:x="9cm" svg:y="10.5cm">
            <text:p text:style-name="P1"><text:span text:style-name="T1">Willenskraft</text:span></text:p>
          </draw:rect>
          <draw:custom-shape draw:style-name="gr14" draw:text-style-name="P1" draw:layer="layout" svg:width="8.5cm" svg:height="3.5cm" draw:transform="rotate (1.5707963267946) translate (19cm 10.5cm)">
            <text:p/>
            <draw:enhanced-geometry svg:viewBox="0 0 21600 21600" draw:mirror-vertical="true" draw:glue-points="?f6 0 10800 ?f8 ?f11 10800 ?f9 21600 10800 ?f10 ?f5 10800" draw:text-areas="?f3 ?f3 ?f4 ?f4" draw:type="parallelogram" draw:modifiers="8773.650158804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8.5cm" svg:height="3.5cm" draw:transform="rotate (1.5707963267946) translate (19cm 15.5cm)">
            <text:p/>
            <draw:enhanced-geometry svg:viewBox="0 0 21600 21600" draw:mirror-vertical="true" draw:glue-points="?f6 0 10800 ?f8 ?f11 10800 ?f9 21600 10800 ?f10 ?f5 10800" draw:text-areas="?f3 ?f3 ?f4 ?f4" draw:type="parallelogram" draw:modifiers="8773.650158804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8.5cm" svg:height="3.5cm" draw:transform="rotate (3.1415926535892) translate (22.5cm 5.5cm)">
            <text:p/>
            <draw:enhanced-geometry svg:viewBox="0 0 21600 21600" draw:mirror-vertical="false" draw:glue-points="?f6 0 10800 ?f8 ?f11 10800 ?f9 21600 10800 ?f10 ?f5 10800" draw:text-areas="?f3 ?f3 ?f4 ?f4" draw:type="parallelogram" draw:modifiers="8773.650158804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1" draw:layer="layout" svg:width="8.5cm" svg:height="3.5cm" draw:transform="rotate (3.1415926535892) translate (17.5cm 5.5cm)">
            <text:p/>
            <draw:enhanced-geometry svg:viewBox="0 0 21600 21600" draw:mirror-vertical="false" draw:glue-points="?f6 0 10800 ?f8 ?f11 10800 ?f9 21600 10800 ?f10 ?f5 10800" draw:text-areas="?f3 ?f3 ?f4 ?f4" draw:type="parallelogram" draw:modifiers="8773.6501588048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3.5cm" svg:height="3.5cm" draw:transform="rotate (1.5707963267946) translate (19cm 15.5cm)">
            <text:p/>
            <draw:enhanced-geometry svg:viewBox="0 0 21600 21600" draw:mirror-vertical="true" draw:glue-points="?f6 0 10800 ?f8 ?f11 10800 ?f9 21600 10800 ?f10 ?f5 10800" draw:text-areas="?f3 ?f3 ?f4 ?f4" draw:type="parallelogram" draw:modifiers="5610.784386341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8" draw:text-style-name="P1" draw:layer="layout" svg:width="13.5cm" svg:height="3.5cm" svg:x="9cm" svg:y="2cm">
            <text:p/>
            <draw:enhanced-geometry svg:viewBox="0 0 21600 21600" draw:mirror-vertical="false" draw:glue-points="?f6 0 10800 ?f8 ?f11 10800 ?f9 21600 10800 ?f10 ?f5 10800" draw:text-areas="?f3 ?f3 ?f4 ?f4" draw:type="parallelogram" draw:modifiers="5610.78438634175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polygon draw:style-name="gr19" draw:text-style-name="P4" draw:layer="layout" svg:width="0.437cm" svg:height="0.498cm" draw:transform="skewX (0.784350965846104) translate (13.6935601117691cm 4.82664204410683cm)" svg:viewBox="0 0 438 499" draw:points="0,10152 0,9653 93,9653 93,10093 438,10093 438,10152">
            <text:p/>
          </draw:polygon>
          <draw:path draw:style-name="gr19" draw:text-style-name="P4" draw:layer="layout" svg:width="0.088cm" svg:height="0.498cm" draw:transform="skewX (0.78243110366891) translate (14.2268292681668cm 4.82664204410683cm)" svg:viewBox="0 0 89 499" svg:d="m2 9723v-70h87l-1 70zm-88 429 1-362h87l-1 362z">
            <text:p/>
          </draw:path>
          <draw:path draw:style-name="gr19" draw:text-style-name="P4" draw:layer="layout" svg:width="0.469cm" svg:height="0.376cm" draw:transform="skewX (0.784001899995705) translate (14.2866977522679cm 4.95597156530926cm)" svg:viewBox="0 0 470 377" svg:d="m378 10165 89 8c-14 37-40 65-78 85s-87 31-146 31c-75 0-134-16-178-49s-65-78-65-136c0-61 22-108 66-142s102-50 172-50c69 0 124 16 167 49s65 79 65 139c0 3 0 9 0 16h-382c3 39 19 70 48 91s64 32 107 32c32 0 59-6 81-18s41-30 54-56zm-285-100h286c-4-30-15-52-33-68-27-23-63-35-107-35-40 0-74 10-101 28s-42 44-45 75z">
            <text:p/>
          </draw:path>
          <draw:path draw:style-name="gr19" draw:text-style-name="P4" draw:layer="layout" svg:width="0.443cm" svg:height="0.505cm" draw:transform="skewX (0.784350965846104) translate (14.9866337994542cm 4.82664204410683cm)" svg:viewBox="0 0 444 506" svg:d="m80 10152h-80v-499h87v178c36-32 83-48 140-48 31 0 61 4 89 13s52 22 70 38 32 35 42 58 16 48 16 74c0 62-22 109-65 143s-96 51-156 51c-61 0-108-18-143-54zm-3-138c0 44 9 75 26 94 27 32 65 47 112 47 38 0 71-11 99-35s42-57 42-103c0-47-14-82-40-104s-60-34-97-34c-39 0-72 12-100 35s-42 57-42 100z">
            <text:p/>
          </draw:path>
          <draw:path draw:style-name="gr19" draw:text-style-name="P4" draw:layer="layout" svg:width="0.469cm" svg:height="0.376cm" draw:transform="skewX (0.7853981633973) translate (15.3745889213043cm 4.95597156530926cm)" svg:viewBox="0 0 470 377" svg:d="m378 10165 89 8c-14 37-40 65-78 85s-86 31-146 31c-74 0-133-16-177-49s-66-78-66-136c0-61 22-108 66-142s101-50 172-50c68 0 124 16 167 49s65 79 65 139c0 3 0 9 0 16h-382c3 39 19 70 48 91s64 32 107 32c32 0 59-6 82-18s40-30 53-56zm-285-100h286c-4-30-15-52-33-68-28-23-64-35-108-35-40 0-73 10-100 28s-42 44-45 75z">
            <text:p/>
          </draw:path>
        </draw:g>
        <draw:g>
          <draw:polygon draw:style-name="gr20" draw:text-style-name="P1" draw:layer="layout" svg:width="0.499cm" svg:height="0.513cm" draw:transform="skewX (0.859051057831447) translate (16.4906330115287cm 2.17862489873575cm)" svg:viewBox="0 0 500 514" draw:points="0,4871 2,4357 85,4357 85,4569 415,4569 416,4357 500,4357 498,4871 415,4871 415,4630 84,4630 84,4871">
            <text:p/>
          </draw:polygon>
          <draw:path draw:style-name="gr20" draw:text-style-name="P1" draw:layer="layout" svg:width="0.422cm" svg:height="0.388cm" draw:transform="skewX (0.860098255382643) translate (16.9357776595213cm 2.3119809596276cm)" svg:viewBox="0 0 423 389" svg:d="m327 4958c-28 20-56 34-82 42-27 9-56 13-87 13-51 0-90-10-117-30s-41-46-41-77c0-18 5-34 15-49s24-28 41-37 36-16 56-20c16-4 39-7 70-10 63-6 110-13 140-21 0-9 0-15 0-17 0-26-7-44-22-55-19-14-49-21-88-21-37 0-64 5-81 15s-30 29-39 55l-78-8c7-26 18-47 34-64s39-28 69-37 65-13 104-13c40 0 72 4 96 11s43 17 54 28 20 26 24 43c3 11 4 30 4 58v84c0 59 2 96 5 112s9 30 19 45h-80c-8-13-14-29-16-47zm-5-140c-28 10-71 18-128 24-32 4-55 8-68 13s-24 11-31 20-11 19-11 30c0 16 8 30 23 41s39 17 70 17c30 0 57-5 81-16s40-25 51-43c9-14 13-35 13-63z">
            <text:p/>
          </draw:path>
          <draw:path draw:style-name="gr20" draw:text-style-name="P1" draw:layer="layout" svg:width="0.381cm" svg:height="0.388cm" draw:transform="skewX (0.860098255382643) translate (17.4228916715671cm 2.31198095962756cm)" svg:viewBox="0 0 382 389" svg:d="m0 4892 77-8c4 25 16 44 36 57s48 20 84 20c36 0 62-6 80-18s26-25 26-41c0-15-8-26-23-34-11-5-38-13-81-21-57-12-97-22-119-31s-39-20-50-35-17-32-17-50c0-16 4-32 14-46s22-26 38-35c12-7 29-13 50-19s44-7 68-7c36 0 68 4 95 13s48 19 61 34 22 33 27 57l-77 8c-3-19-14-34-30-44s-40-16-71-16c-36 0-62 5-77 14s-23 21-23 34c0 8 3 15 10 22 6 7 16 12 30 17 7 2 30 7 69 16 55 12 94 21 116 29s38 19 51 33 18 33 18 54c0 21-7 41-22 59s-37 33-66 43c-29 11-61 16-97 16-60 0-106-10-137-31s-51-50-60-90z">
            <text:p/>
          </draw:path>
          <draw:path draw:style-name="gr20" draw:text-style-name="P1" draw:layer="layout" svg:width="0.381cm" svg:height="0.388cm" draw:transform="skewX (0.860098255382643) translate (17.8653355218345cm 2.31198095962756cm)" svg:viewBox="0 0 382 389" svg:d="m0 4892 77-8c4 25 16 44 36 57s48 20 84 20c36 0 62-6 80-18s26-25 26-41c0-15-8-26-23-34-11-5-38-13-81-21-57-12-97-22-119-31s-39-20-50-35-17-32-17-50c0-16 4-32 14-46s22-26 38-35c12-7 29-13 50-19s44-7 68-7c36 0 68 4 95 13s48 19 61 34 22 33 27 57l-77 8c-3-19-14-34-30-44s-40-16-71-16c-36 0-62 5-77 14s-23 21-23 34c0 8 3 15 10 22 6 7 16 12 30 17 7 2 30 7 69 16 55 12 94 21 116 29s38 19 51 33 18 33 18 54c0 21-7 41-22 59s-37 33-66 43c-29 11-61 16-97 16-60 0-106-10-137-31s-51-50-60-90z">
            <text:p/>
          </draw:path>
        </draw:g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ister der Magie" draw:style-name="dp1" draw:master-page-name="Standard">
        <draw:rect draw:style-name="gr1" draw:text-style-name="P3" draw:layer="layout" svg:width="5cm" svg:height="5cm" svg:x="14cm" svg:y="5.5cm">
          <text:p text:style-name="P1"><text:span text:style-name="T1">Priester </text:span></text:p>
          <text:p text:style-name="P1"><text:span text:style-name="T1">des Lebens</text:span></text:p>
        </draw:rect>
        <draw:rect draw:style-name="gr2" draw:text-style-name="P3" draw:layer="layout" svg:width="5cm" svg:height="5cm" svg:x="9cm" svg:y="5.5cm">
          <text:p text:style-name="P1"><text:span text:style-name="T1">Meermenschen</text:span></text:p>
        </draw:rect>
        <draw:rect draw:style-name="gr3" draw:text-style-name="P3" draw:layer="layout" svg:width="5cm" svg:height="5cm" svg:x="14cm" svg:y="10.5cm">
          <text:p text:style-name="P1"><text:span text:style-name="T1">Drachen</text:span></text:p>
        </draw:rect>
        <draw:rect draw:style-name="gr21" draw:text-style-name="P3" draw:layer="layout" svg:width="5cm" svg:height="5cm" svg:x="9cm" svg:y="10.5cm">
          <text:p/>
        </draw:rect>
        <draw:rect draw:style-name="gr22" draw:text-style-name="P3" draw:layer="layout" svg:width="5cm" svg:height="5cm" svg:x="21cm" svg:y="10.5cm">
          <text:p text:style-name="P1"><text:span text:style-name="T1">Krieger</text:span><text:span text:style-name="T1"><text:line-break/></text:span><text:span text:style-name="T1">des</text:span><text:span text:style-name="T1"><text:line-break/></text:span><text:span text:style-name="T1">Lichts</text:span></text:p>
        </draw:rect>
        <draw:rect draw:style-name="gr23" draw:text-style-name="P7" draw:layer="layout" svg:width="5cm" svg:height="5cm" svg:x="21cm" svg:y="5.5cm">
          <text:p text:style-name="P6"><text:span text:style-name="T2">Kriechende</text:span><text:span text:style-name="T2"><text:line-break/></text:span><text:span text:style-name="T2">Schatten</text:span></text:p>
        </draw:rect>
        <draw:rect draw:style-name="gr5" draw:text-style-name="P3" draw:layer="layout" svg:width="5cm" svg:height="5cm" svg:x="2cm" svg:y="8cm">
          <text:p text:style-name="P1"><text:span text:style-name="T1">Feen</text:span></text:p>
        </draw:rect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tein der Macht" draw:style-name="dp1" draw:master-page-name="Standard">
        <draw:custom-shape draw:style-name="gr24" draw:text-style-name="P1" draw:layer="layout" svg:width="11cm" svg:height="11cm" svg:x="8.5cm" svg:y="5cm">
          <text:p/>
          <draw:enhanced-geometry draw:glue-point-type="segments" draw:type="mso-spt100" draw:modifiers="90.177740765283 15.8971939829349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5" draw:text-style-name="P1" draw:layer="layout" svg:width="11cm" svg:height="11cm" svg:x="8.5cm" svg:y="5cm">
          <text:p/>
          <draw:enhanced-geometry draw:mirror-horizontal="false" draw:mirror-vertical="false" draw:glue-point-type="segments" draw:type="mso-spt100" draw:modifiers="15.8252071480597 -89.816840619672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6" draw:text-style-name="P1" draw:layer="layout" svg:width="11cm" svg:height="11cm" svg:x="8.5cm" svg:y="5cm">
          <text:p/>
          <draw:enhanced-geometry draw:glue-point-type="segments" draw:type="mso-spt100" draw:modifiers="-139.975746309965 90.154812589788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7" draw:text-style-name="P1" draw:layer="layout" svg:width="11cm" svg:height="11cm" svg:x="8.5cm" svg:y="5cm">
          <text:p/>
          <draw:enhanced-geometry draw:glue-point-type="segments" draw:type="mso-spt100" draw:modifiers="-90 -140.04099929350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8" draw:text-style-name="P1" draw:layer="layout" svg:width="4cm" svg:height="6.682cm" svg:x="12cm" svg:y="7.161cm">
          <text:p/>
          <draw:enhanced-geometry svg:viewBox="0 0 21600 21600" draw:glue-points="10800 0 0 10800 10800 21600 21600 10800" draw:text-areas="?f3 ?f3 ?f4 ?f4" draw:type="hexagon" draw:modifiers="8037.2093023255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9" draw:text-style-name="P1" draw:layer="layout" svg:width="1.025cm" svg:height="1.158cm" svg:x="13.486cm" svg:y="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0" draw:text-style-name="P8" draw:layer="layout" svg:width="1.024cm" svg:height="1.158cm" svg:x="13.488cm" svg:y="13.84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1" draw:text-style-name="P4" draw:layer="layout" svg:width="2.348cm" svg:height="1.916cm" svg:x="15.307cm" svg:y="12.571cm">
          <draw:text-box>
            <text:p text:style-name="P1"><text:span text:style-name="T3">Flamme</text:span><text:span text:style-name="T3"><text:line-break/></text:span><text:span text:style-name="T3">des</text:span><text:span text:style-name="T3"><text:line-break/></text:span><text:span text:style-name="T3">Herzens</text:span></text:p>
          </draw:text-box>
        </draw:frame>
        <draw:frame draw:style-name="gr31" draw:text-style-name="P4" draw:layer="layout" svg:width="2.987cm" svg:height="1.916cm" svg:x="10.677cm" svg:y="5.941cm">
          <draw:text-box>
            <text:p text:style-name="P1"><text:span text:style-name="T3">Kristall der </text:span><text:span text:style-name="T3"><text:line-break/></text:span><text:span text:style-name="T3">verlorenen </text:span><text:span text:style-name="T3"><text:line-break/></text:span><text:span text:style-name="T3">Seen</text:span></text:p>
          </draw:text-box>
        </draw:frame>
        <draw:line draw:style-name="gr32" draw:text-style-name="P1" draw:layer="layout" svg:x1="14cm" svg:y1="6.857cm" svg:x2="17.468cm" svg:y2="3.645cm">
          <text:p/>
        </draw:line>
        <draw:frame draw:style-name="gr31" draw:text-style-name="P4" draw:layer="layout" svg:width="2.733cm" svg:height="1.361cm" svg:x="17.232cm" svg:y="2.908cm">
          <draw:text-box>
            <text:p text:style-name="P1"><text:span text:style-name="T3">Funke der</text:span></text:p>
            <text:p text:style-name="P1"><text:span text:style-name="T3">Hoffnung</text:span></text:p>
          </draw:text-box>
        </draw:frame>
        <draw:line draw:style-name="gr32" draw:text-style-name="P1" draw:layer="layout" svg:x1="14cm" svg:y1="14.254cm" svg:x2="16.955cm" svg:y2="17.549cm">
          <text:p/>
        </draw:line>
        <draw:line draw:style-name="gr32" draw:text-style-name="P1" draw:layer="layout" svg:x1="14cm" svg:y1="6.857cm" svg:x2="17.468cm" svg:y2="3.645cm">
          <text:p/>
        </draw:line>
        <draw:frame draw:style-name="gr31" draw:text-style-name="P4" draw:layer="layout" svg:width="2.128cm" svg:height="1.916cm" svg:x="12.916cm" svg:y="9.514cm">
          <draw:text-box>
            <text:p text:style-name="P1"><text:span text:style-name="T3">Mutter</text:span></text:p>
            <text:p text:style-name="P1"><text:span text:style-name="T3">des</text:span></text:p>
            <text:p text:style-name="P1"><text:span text:style-name="T3">Lebens</text:span></text:p>
          </draw:text-box>
        </draw:frame>
        <draw:frame draw:style-name="gr31" draw:text-style-name="P4" draw:layer="layout" svg:width="2.288cm" svg:height="1.916cm" svg:x="15.755cm" svg:y="7.193cm">
          <draw:text-box>
            <text:p text:style-name="P1"><text:span text:style-name="T3">Reliquie</text:span><text:span text:style-name="T3"><text:line-break/></text:span><text:span text:style-name="T3">der vier</text:span></text:p>
            <text:p text:style-name="P1"><text:span text:style-name="T3">Winde</text:span></text:p>
          </draw:text-box>
        </draw:frame>
        <draw:frame draw:style-name="gr31" draw:text-style-name="P4" draw:layer="layout" svg:width="3.093cm" svg:height="0.806cm" svg:x="16.84cm" svg:y="17.118cm">
          <draw:text-box>
            <text:p text:style-name="P1"><text:span text:style-name="T3">Seelenstein</text:span></text:p>
          </draw:text-box>
        </draw:frame>
        <draw:frame draw:style-name="gr31" draw:text-style-name="P4" draw:layer="layout" svg:width="1.328cm" svg:height="0.806cm" svg:x="9.942cm" svg:y="11.734cm">
          <draw:text-box>
            <text:p text:style-name="P1"><text:span text:style-name="T3">???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99" draw:start-intensity="100%" draw:end-intensity="100%" draw:angle="2700" draw:border="0%"/>
    <draw:gradient draw:name="Gradient_20_8" draw:display-name="Gradient 8" draw:style="linear" draw:start-color="#000000" draw:end-color="#ffff99" draw:start-intensity="100%" draw:end-intensity="100%" draw:angle="0" draw:border="0%"/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ré Mühlnikel</meta:initial-creator>
    <meta:creation-date>2010-09-04T23:14:52.82</meta:creation-date>
    <meta:editing-duration>PT01H49M54S</meta:editing-duration>
    <meta:editing-cycles>5</meta:editing-cycles>
    <dc:date>2010-09-08T00:09:37.82</dc:date>
    <dc:creator>André Mühlnikel</dc:creator>
    <meta:generator>OpenOffice.org/3.2$Win32 OpenOffice.org_project/320m18$Build-9502</meta:generator>
    <meta:document-statistic meta:object-count="102"/>
  </office:meta>
</office:document-meta>
</file>